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CborDecoder.decode( Publisher &lt; DataBuffer &gt; input , ResolvableType elementType , MimeType mimeTyp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CborDecoder.Jackson2CborDecoder( ObjectMapper mapper , MimeType ...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kson2CborDecoder.Jackson2Cbor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